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6.193cm"/>
    </style:style>
    <style:style style:name="co4" style:family="table-column">
      <style:table-column-properties fo:break-before="auto" style:column-width="4.886cm"/>
    </style:style>
    <style:style style:name="co5" style:family="table-column">
      <style:table-column-properties fo:break-before="auto" style:column-width="4.695cm"/>
    </style:style>
    <style:style style:name="co6" style:family="table-column">
      <style:table-column-properties fo:break-before="auto" style:column-width="5.161cm"/>
    </style:style>
    <style:style style:name="co7" style:family="table-column">
      <style:table-column-properties fo:break-before="auto" style:column-width="5.3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Тестовая поверхность 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Аналитическое значение интеграла</text:p>
          </table:table-cell>
          <table:table-cell office:value-type="string" calcext:value-type="string">
            <text:p>Квадратурная формула 50</text:p>
          </table:table-cell>
          <table:table-cell office:value-type="string" calcext:value-type="string">
            <text:p>Квадратурная формула 100</text:p>
          </table:table-cell>
          <table:table-cell/>
          <table:table-cell office:value-type="string" calcext:value-type="string">
            <text:p>Абсолютная погрешность 50</text:p>
          </table:table-cell>
          <table:table-cell office:value-type="string" calcext:value-type="string">
            <text:p>Абсолютная погрешность 1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МПР=0.01</text:p>
          </table:table-cell>
          <table:table-cell office:value-type="float" office:value="0.002689559" calcext:value-type="float">
            <text:p>0,002689559</text:p>
          </table:table-cell>
          <table:table-cell office:value-type="float" office:value="0.00269251071671692" calcext:value-type="float">
            <text:p>0,00269251071671692</text:p>
          </table:table-cell>
          <table:table-cell office:value-type="float" office:value="0.00269101678196707" calcext:value-type="float">
            <text:p>0,00269101678196707</text:p>
          </table:table-cell>
          <table:table-cell/>
          <table:table-cell table:formula="of:=ABS([.$C5]-[.D5] )" office:value-type="float" office:value="0.00000295171671692036" calcext:value-type="float">
            <text:p>2,95171671692036E-06</text:p>
          </table:table-cell>
          <table:table-cell table:formula="of:=ABS([.$C5]-[.E5] )" office:value-type="float" office:value="0.00000145778196707037" calcext:value-type="float">
            <text:p>1,45778196707037E-06</text:p>
          </table:table-cell>
          <table:table-cell/>
          <table:table-cell table:formula="of:=[.G5]/[.H5]" office:value-type="float" office:value="2.02479985594298" calcext:value-type="float">
            <text:p>2,02479985594298</text:p>
          </table:table-cell>
          <table:table-cell table:formula="of:=LOG([.J5];2)" office:value-type="float" office:value="1.01777930991882" calcext:value-type="float">
            <text:p>1,01777930991882</text:p>
          </table:table-cell>
        </table:table-row>
        <table:table-row table:style-name="ro1">
          <table:table-cell/>
          <table:table-cell office:value-type="string" calcext:value-type="string">
            <text:p>МПР=0.06</text:p>
          </table:table-cell>
          <table:table-cell office:value-type="float" office:value="0.016137327" calcext:value-type="float">
            <text:p>0,016137327</text:p>
          </table:table-cell>
          <table:table-cell office:value-type="float" office:value="0.0161550643003017" calcext:value-type="float">
            <text:p>0,0161550643003017</text:p>
          </table:table-cell>
          <table:table-cell office:value-type="float" office:value="0.0161461006918025" calcext:value-type="float">
            <text:p>0,0161461006918025</text:p>
          </table:table-cell>
          <table:table-cell/>
          <table:table-cell table:formula="of:=ABS([.$C6]-[.D6] )" office:value-type="float" office:value="0.0000177373003017005" calcext:value-type="float">
            <text:p>1,77373003017005E-05</text:p>
          </table:table-cell>
          <table:table-cell table:formula="of:=ABS([.$C6]-[.E6] )" office:value-type="float" office:value="0.00000877369180250082" calcext:value-type="float">
            <text:p>8,77369180250082E-06</text:p>
          </table:table-cell>
          <table:table-cell/>
          <table:table-cell table:formula="of:=[.G6]/[.H6]" office:value-type="float" office:value="2.02164615545815" calcext:value-type="float">
            <text:p>2,02164615545815</text:p>
          </table:table-cell>
          <table:table-cell table:formula="of:=LOG([.J6];2)" office:value-type="float" office:value="1.01553050740999" calcext:value-type="float">
            <text:p>1,01553050740999</text:p>
          </table:table-cell>
        </table:table-row>
        <table:table-row table:style-name="ro1">
          <table:table-cell/>
          <table:table-cell office:value-type="string" calcext:value-type="string">
            <text:p>МПР=0.011</text:p>
          </table:table-cell>
          <table:table-cell office:value-type="float" office:value="0.02958512" calcext:value-type="float">
            <text:p>0,02958512</text:p>
          </table:table-cell>
          <table:table-cell office:value-type="float" office:value="0.0296176178838864" calcext:value-type="float">
            <text:p>0,0296176178838864</text:p>
          </table:table-cell>
          <table:table-cell office:value-type="float" office:value="0.029601184601638" calcext:value-type="float">
            <text:p>0,029601184601638</text:p>
          </table:table-cell>
          <table:table-cell/>
          <table:table-cell table:formula="of:=ABS([.$C7]-[.D7] )" office:value-type="float" office:value="0.000032497883886401" calcext:value-type="float">
            <text:p>3,2497883886401E-05</text:p>
          </table:table-cell>
          <table:table-cell table:formula="of:=ABS([.$C7]-[.E7] )" office:value-type="float" office:value="0.0000160646016379995" calcext:value-type="float">
            <text:p>1,60646016379995E-05</text:p>
          </table:table-cell>
          <table:table-cell/>
          <table:table-cell table:formula="of:=[.G7]/[.H7]" office:value-type="float" office:value="2.02294987567758" calcext:value-type="float">
            <text:p>2,02294987567758</text:p>
          </table:table-cell>
          <table:table-cell table:formula="of:=LOG([.J7];2)" office:value-type="float" office:value="1.01646057347639" calcext:value-type="float">
            <text:p>1,01646057347639</text:p>
          </table:table-cell>
        </table:table-row>
        <table:table-row table:style-name="ro1">
          <table:table-cell/>
          <table:table-cell office:value-type="string" calcext:value-type="string">
            <text:p>Переменный МПР</text:p>
          </table:table-cell>
          <table:table-cell/>
          <table:table-cell office:value-type="float" office:value="0.00962397334561231" calcext:value-type="float">
            <text:p>0,00962397334561231</text:p>
          </table:table-cell>
          <table:table-cell office:value-type="float" office:value="0.00954927660811893" calcext:value-type="float">
            <text:p>0,00954927660811893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Тестовая поверхность 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Квадратурная формула 50</text:p>
          </table:table-cell>
          <table:table-cell office:value-type="string" calcext:value-type="string">
            <text:p>Квадратурная формула 1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МПР=0.01</text:p>
          </table:table-cell>
          <table:table-cell/>
          <table:table-cell office:value-type="float" office:value="0.00287021386034949" calcext:value-type="float">
            <text:p>0,00287021386034949</text:p>
          </table:table-cell>
          <table:table-cell office:value-type="float" office:value="0.00287051817440043" calcext:value-type="float">
            <text:p>0,0028705181744004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МПР=0.06</text:p>
          </table:table-cell>
          <table:table-cell/>
          <table:table-cell office:value-type="float" office:value="0.0172212831620969" calcext:value-type="float">
            <text:p>0,0172212831620969</text:p>
          </table:table-cell>
          <table:table-cell office:value-type="float" office:value="0.0172231090464026" calcext:value-type="float">
            <text:p>0,017223109046402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МПР=0.011</text:p>
          </table:table-cell>
          <table:table-cell/>
          <table:table-cell office:value-type="float" office:value="0.0315723524638443" calcext:value-type="float">
            <text:p>0,0315723524638443</text:p>
          </table:table-cell>
          <table:table-cell office:value-type="float" office:value="0.0315756999184048" calcext:value-type="float">
            <text:p>0,031575699918404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Переменный МПР</text:p>
          </table:table-cell>
          <table:table-cell/>
          <table:table-cell office:value-type="float" office:value="0.0182523533315609" calcext:value-type="float">
            <text:p>0,0182523533315609</text:p>
          </table:table-cell>
          <table:table-cell office:value-type="float" office:value="0.0182536360564266" calcext:value-type="float">
            <text:p>0,018253636056426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9">00.00.0000</text:date>, <text:time style:data-style-name="N2" text:time-value="08:37:21.2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9T10:44:14.237733292</meta:creation-date>
    <dc:date>2024-03-09T10:19:20.237000000</dc:date>
    <meta:editing-duration>PT4H12M56S</meta:editing-duration>
    <meta:editing-cycles>3</meta:editing-cycles>
    <meta:generator>LibreOffice/7.6.4.1$Windows_X86_64 LibreOffice_project/e19e193f88cd6c0525a17fb7a176ed8e6a3e2aa1</meta:generator>
    <meta:document-statistic meta:table-count="1" meta:cell-count="48" meta:object-count="0"/>
  </office:meta>
</office:document-meta>
</file>